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Georgia" svg:font-family="Georgia, 'Times New Roman', Times, Helvetica, Arial, serif"/>
    <style:font-face style:name="Helvetica" svg:font-family="Helvetica, Arial, Verdan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71cm" table:align="left"/>
    </style:style>
    <style:style style:name="Table1.A" style:family="table-column">
      <style:table-column-properties style:column-width="6.671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5.551cm" table:align="left"/>
    </style:style>
    <style:style style:name="Table2.A" style:family="table-column">
      <style:table-column-properties style:column-width="5.551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08dd01" officeooo:paragraph-rsid="0008dd01"/>
    </style:style>
    <style:style style:name="P2" style:family="paragraph" style:parent-style-name="Standard">
      <style:text-properties officeooo:rsid="000ad3aa" officeooo:paragraph-rsid="000ad3aa"/>
    </style:style>
    <style:style style:name="P3" style:family="paragraph" style:parent-style-name="Standard">
      <style:text-properties officeooo:rsid="000b36a6" officeooo:paragraph-rsid="000ad3aa"/>
    </style:style>
    <style:style style:name="P4" style:family="paragraph" style:parent-style-name="Standard">
      <style:text-properties officeooo:rsid="000b36a6" officeooo:paragraph-rsid="000b36a6"/>
    </style:style>
    <style:style style:name="P5" style:family="paragraph" style:parent-style-name="Standard">
      <style:text-properties officeooo:rsid="000cdc54" officeooo:paragraph-rsid="000cdc54"/>
    </style:style>
    <style:style style:name="P6" style:family="paragraph" style:parent-style-name="Standard">
      <style:text-properties officeooo:rsid="000cdc54" officeooo:paragraph-rsid="0011bf5c"/>
    </style:style>
    <style:style style:name="P7" style:family="paragraph" style:parent-style-name="Standard">
      <style:text-properties officeooo:rsid="000e28c8" officeooo:paragraph-rsid="000e28c8"/>
    </style:style>
    <style:style style:name="P8" style:family="paragraph" style:parent-style-name="Standard">
      <style:text-properties officeooo:rsid="0011bf5c" officeooo:paragraph-rsid="0011bf5c"/>
    </style:style>
    <style:style style:name="P9" style:family="paragraph" style:parent-style-name="Standard">
      <style:text-properties officeooo:rsid="0011bf5c" officeooo:paragraph-rsid="0011e2ec"/>
    </style:style>
    <style:style style:name="P10" style:family="paragraph" style:parent-style-name="Standard">
      <style:text-properties officeooo:rsid="0011e2ec" officeooo:paragraph-rsid="0011e2ec"/>
    </style:style>
    <style:style style:name="P11" style:family="paragraph" style:parent-style-name="Standard">
      <style:text-properties officeooo:rsid="0013d9b9" officeooo:paragraph-rsid="0013d9b9"/>
    </style:style>
    <style:style style:name="P12" style:family="paragraph" style:parent-style-name="Standard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/>
      <style:text-properties officeooo:paragraph-rsid="0008dd01"/>
    </style:style>
    <style:style style:name="P14" style:family="paragraph" style:parent-style-name="Standard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/>
      <style:text-properties officeooo:rsid="0008dd01" officeooo:paragraph-rsid="0008dd01"/>
    </style:style>
    <style:style style:name="P15" style:family="paragraph" style:parent-style-name="Standard">
      <style:paragraph-properties fo:margin-left="0cm" fo:margin-right="0cm" fo:margin-top="0cm" fo:margin-bottom="0cm" style:contextual-spacing="false" style:line-height-at-least="0.37cm" fo:text-align="center" style:justify-single-word="false" fo:text-indent="0cm" style:auto-text-indent="false"/>
      <style:text-properties officeooo:rsid="0008dd01" officeooo:paragraph-rsid="000f01c9"/>
    </style:style>
    <style:style style:name="P16" style:family="paragraph" style:parent-style-name="Standard">
      <style:paragraph-properties fo:margin-left="0cm" fo:margin-right="0cm" fo:margin-top="0cm" fo:margin-bottom="0cm" style:contextual-spacing="false" style:line-height-at-least="0.37cm" fo:text-align="center" style:justify-single-word="false" fo:text-indent="0cm" style:auto-text-indent="false"/>
      <style:text-properties fo:font-size="18pt" style:text-underline-style="solid" style:text-underline-width="auto" style:text-underline-color="font-color" officeooo:rsid="0008dd01" officeooo:paragraph-rsid="000f01c9" style:font-size-asian="18pt" style:font-size-complex="18pt"/>
    </style:style>
    <style:style style:name="P17" style:family="paragraph" style:parent-style-name="Standard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/>
      <style:text-properties fo:font-weight="bold" officeooo:rsid="0008dd01" officeooo:paragraph-rsid="0008dd01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style:font-name="Helvetica" fo:letter-spacing="normal" fo:font-style="normal" fo:font-weight="normal" fo:padding="0cm" fo:border="none"/>
    </style:style>
    <style:style style:name="P19" style:family="paragraph" style:parent-style-name="Text_20_body">
      <style:text-properties fo:font-variant="normal" fo:text-transform="none" fo:color="#000000" style:font-name="Helvetica" fo:letter-spacing="normal" fo:font-style="normal" fo:font-weight="normal" officeooo:rsid="000ad3aa" officeooo:paragraph-rsid="000ad3aa" fo:padding="0cm" fo:border="none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/>
      <style:text-properties officeooo:paragraph-rsid="0008dd01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/>
    </style:style>
    <style:style style:name="P24" style:family="paragraph" style:parent-style-name="Heading_20_2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style:font-name="Georgia" fo:letter-spacing="normal" fo:font-style="normal" fo:font-weight="normal"/>
    </style:style>
    <style:style style:name="P25" style:family="paragraph" style:parent-style-name="Preformatted_20_Text">
      <style:paragraph-properties fo:margin-top="0cm" fo:margin-bottom="0.499cm" style:contextual-spacing="false" fo:text-align="start" style:justify-single-word="false" fo:background-color="#f9f9f9">
        <style:background-image/>
      </style:paragraph-properties>
      <style:text-properties fo:font-variant="normal" fo:text-transform="none" fo:color="#000000" fo:letter-spacing="normal" fo:padding="0cm" fo:border="none"/>
    </style:style>
    <style:style style:name="P26" style:family="paragraph" style:parent-style-name="Preformatted_20_Text">
      <style:paragraph-properties fo:text-align="start" style:justify-single-word="false" fo:background-color="#f9f9f9">
        <style:background-image/>
      </style:paragraph-properties>
      <style:text-properties fo:font-variant="normal" fo:text-transform="none" fo:color="#000000" fo:letter-spacing="normal" fo:padding="0cm" fo:border="none"/>
    </style:style>
    <style:style style:name="T1" style:family="text">
      <style:text-properties fo:font-variant="normal" fo:text-transform="none" style:font-name="Consolas" fo:font-size="9.75pt" fo:font-style="normal" fo:font-weight="normal" fo:padding="0cm" fo:border="none"/>
    </style:style>
    <style:style style:name="T2" style:family="text">
      <style:text-properties fo:font-variant="normal" fo:text-transform="none" style:font-name="Consolas" fo:font-size="9.75pt" fo:font-style="normal" fo:font-weight="normal" officeooo:rsid="0008dd01" fo:padding="0cm" fo:border="none"/>
    </style:style>
    <style:style style:name="T3" style:family="text">
      <style:text-properties fo:font-variant="normal" fo:text-transform="none" style:font-name="Consolas" fo:font-size="9.75pt" fo:font-style="normal" fo:font-weight="normal" officeooo:rsid="0008dd01" style:font-weight-asian="normal" style:font-weight-complex="normal" fo:padding="0cm" fo:border="none"/>
    </style:style>
    <style:style style:name="T4" style:family="text">
      <style:text-properties fo:font-variant="normal" fo:text-transform="none" style:font-name="Consolas" fo:font-size="9.75pt" fo:font-style="normal" fo:font-weight="bold" fo:padding="0cm" fo:border="none"/>
    </style:style>
    <style:style style:name="T5" style:family="text">
      <style:text-properties fo:font-variant="normal" fo:text-transform="none" style:font-name="Consolas" fo:font-style="normal" fo:font-weight="normal" fo:padding="0cm" fo:border="none"/>
    </style:style>
    <style:style style:name="T6" style:family="text">
      <style:text-properties fo:font-variant="normal" fo:text-transform="none" style:font-name="Consolas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T7" style:family="text">
      <style:text-properties fo:font-variant="normal" fo:text-transform="none" style:font-name="Consolas" fo:font-style="normal" fo:font-weight="bold" fo:padding="0cm" fo:border="none"/>
    </style:style>
    <style:style style:name="T8" style:family="text">
      <style:text-properties fo:font-variant="normal" fo:text-transform="none" fo:padding="0cm" fo:border="none"/>
    </style:style>
    <style:style style:name="T9" style:family="text">
      <style:text-properties fo:font-variant="normal" fo:text-transform="none" fo:color="#000000" style:font-name="Helvetica" fo:font-size="9.75pt" fo:letter-spacing="normal" fo:font-style="normal"/>
    </style:style>
    <style:style style:name="T10" style:family="text">
      <style:text-properties fo:font-variant="normal" fo:text-transform="none" fo:color="#000000" style:font-name="Helvetica" fo:font-size="9.75pt" fo:letter-spacing="normal" fo:font-style="normal" fo:font-weight="normal"/>
    </style:style>
    <style:style style:name="T11" style:family="text">
      <style:text-properties fo:font-variant="normal" fo:text-transform="none" fo:color="#000000" style:font-name="Helvetica" fo:letter-spacing="normal" fo:font-style="normal" fo:font-weight="normal" fo:padding="0cm" fo:border="none"/>
    </style:style>
    <style:style style:name="T12" style:family="text">
      <style:text-properties fo:font-variant="normal" fo:text-transform="none" fo:color="#000000" style:font-name="Helvetica" fo:letter-spacing="normal" fo:font-style="normal" fo:font-weight="normal" style:font-name-asian="Helvetica" style:font-style-asian="normal" style:font-weight-asian="normal" style:font-name-complex="Helvetica" style:font-style-complex="normal" style:font-weight-complex="normal" fo:padding="0cm" fo:border="none"/>
    </style:style>
    <style:style style:name="T13" style:family="text">
      <style:text-properties fo:font-variant="normal" fo:text-transform="none" fo:color="#000000" style:font-name="Consolas" fo:font-size="9.75pt" fo:letter-spacing="normal" fo:font-style="normal" fo:font-weight="normal" officeooo:rsid="0008dd01" fo:padding="0cm" fo:border="none"/>
    </style:style>
    <style:style style:name="T14" style:family="text">
      <style:text-properties style:font-name="Helvetica" fo:font-style="normal" fo:font-weight="normal"/>
    </style:style>
    <style:style style:name="T15" style:family="text">
      <style:text-properties officeooo:rsid="000b36a6"/>
    </style:style>
    <style:style style:name="T16" style:family="text">
      <style:text-properties officeooo:rsid="000f01c9"/>
    </style:style>
    <style:style style:name="T17" style:family="text">
      <style:text-properties style:font-name="Liberation Serif" fo:font-size="12pt" fo:font-weight="bold" officeooo:rsid="000f01c9" style:font-size-asian="12pt" style:font-weight-asian="bold" style:font-size-complex="12pt" style:font-weight-complex="bold"/>
    </style:style>
    <style:style style:name="T18" style:family="text">
      <style:text-properties style:font-name="Liberation Serif" fo:font-weight="bold" officeooo:rsid="000f01c9" style:font-weight-asian="bold" style:font-weight-complex="bold"/>
    </style:style>
    <style:style style:name="T19" style:family="text">
      <style:text-properties officeooo:rsid="00105b4c"/>
    </style:style>
    <style:style style:name="T20" style:family="text">
      <style:text-properties officeooo:rsid="0011bf5c"/>
    </style:style>
    <style:style style:name="T21" style:family="text">
      <style:text-properties officeooo:rsid="0011e2ec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8pt" fo:font-weight="bold" style:font-size-asian="8pt" style:font-weight-asian="bold" style:font-size-complex="8pt" style:font-weight-complex="bold"/>
    </style:style>
    <style:style style:name="T24" style:family="text">
      <style:text-properties officeooo:rsid="0013d9b9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8">IT QUIZ</text:span></text:p>
      <text:p text:style-name="P15"><text:span text:style-name="T17">CYBROS</text:span><text:span text:style-name="T16"> </text:span></text:p>
      <text:p text:style-name="P14"/>
      <text:p text:style-name="P17">C Programming</text:p>
      <text:p text:style-name="P14"/>
      <text:p text:style-name="P13"><text:span text:style-name="Source_20_Text"><text:span text:style-name="T3">Q1)</text:span></text:span></text:p>
      <text:p text:style-name="P13"/>
      <text:p text:style-name="P13"><text:span text:style-name="Source_20_Text"><text:span text:style-name="T4">int</text:span></text:span><text:span text:style-name="T1"> </text:span><text:span text:style-name="Source_20_Text"><text:span text:style-name="T1">main()</text:span></text:span></text:p>
      <text:p text:style-name="P12"><text:span text:style-name="Source_20_Text"><text:span text:style-name="T1">{</text:span></text:span></text:p>
      <text:p text:style-name="P12"><text:span text:style-name="Source_20_Text"><text:span text:style-name="T8">    </text:span></text:span><text:span text:style-name="Source_20_Text"><text:span text:style-name="T4">int</text:span></text:span><text:span text:style-name="T1"> </text:span><text:span text:style-name="Source_20_Text"><text:span text:style-name="T1">i;</text:span></text:span></text:p>
      <text:p text:style-name="P12"><text:span text:style-name="Source_20_Text"><text:span text:style-name="T8">    </text:span></text:span><text:span text:style-name="Source_20_Text"><text:span text:style-name="T1">i = 0;</text:span></text:span></text:p>
      <text:p text:style-name="P12"><text:span text:style-name="Source_20_Text"><text:span text:style-name="T8">    </text:span></text:span><text:span text:style-name="Source_20_Text"><text:span text:style-name="T4">if</text:span></text:span><text:span text:style-name="T1"> </text:span><text:span text:style-name="Source_20_Text"><text:span text:style-name="T1">(x=0)</text:span></text:span></text:p>
      <text:p text:style-name="P12"><text:span text:style-name="Source_20_Text"><text:span text:style-name="T8">    </text:span></text:span><text:span text:style-name="Source_20_Text"><text:span text:style-name="T1">{</text:span></text:span></text:p>
      <text:p text:style-name="P12"><text:span text:style-name="Source_20_Text"><text:span text:style-name="T8">        </text:span></text:span><text:span text:style-name="Source_20_Text"><text:span text:style-name="T4">printf</text:span></text:span><text:span text:style-name="Source_20_Text"><text:span text:style-name="T1">("x is zero");</text:span></text:span></text:p>
      <text:p text:style-name="P12"><text:span text:style-name="Source_20_Text"><text:span text:style-name="T8">    </text:span></text:span><text:span text:style-name="Source_20_Text"><text:span text:style-name="T1">}</text:span></text:span></text:p>
      <text:p text:style-name="P12"><text:span text:style-name="Source_20_Text"><text:span text:style-name="T8">    </text:span></text:span><text:span text:style-name="Source_20_Text"><text:span text:style-name="T4">else</text:span></text:span></text:p>
      <text:p text:style-name="P12"><text:span text:style-name="Source_20_Text"><text:span text:style-name="T8">    </text:span></text:span><text:span text:style-name="Source_20_Text"><text:span text:style-name="T1">{</text:span></text:span></text:p>
      <text:p text:style-name="P12"><text:span text:style-name="Source_20_Text"><text:span text:style-name="T8">        </text:span></text:span><text:span text:style-name="Source_20_Text"><text:span text:style-name="T4">printf</text:span></text:span><text:span text:style-name="Source_20_Text"><text:span text:style-name="T1">("x is not zero");</text:span></text:span></text:p>
      <text:p text:style-name="P12"><text:span text:style-name="Source_20_Text"><text:span text:style-name="T8">    </text:span></text:span><text:span text:style-name="Source_20_Text"><text:span text:style-name="T1">}</text:span></text:span></text:p>
      <text:p text:style-name="P12"><text:span text:style-name="Source_20_Text"><text:span text:style-name="T1">}</text:span></text:span></text:p>
      <text:p text:style-name="P12"/>
      <text:p text:style-name="P13"><text:span text:style-name="Source_20_Text"><text:span text:style-name="T2">Q2)</text:span></text:span></text:p>
      <text:p text:style-name="P13"/>
      <text:p text:style-name="P13"><text:span text:style-name="Source_20_Text"><text:span text:style-name="T4">int</text:span></text:span><text:span text:style-name="T1"> </text:span><text:span text:style-name="Source_20_Text"><text:span text:style-name="T1">main()</text:span></text:span></text:p>
      <text:p text:style-name="P12"><text:span text:style-name="Source_20_Text"><text:span text:style-name="T1">{</text:span></text:span></text:p>
      <text:p text:style-name="P12"><text:span text:style-name="Source_20_Text"><text:span text:style-name="T8">    </text:span></text:span><text:span text:style-name="Source_20_Text"><text:span text:style-name="T4">int</text:span></text:span><text:span text:style-name="T1"> </text:span><text:span text:style-name="Source_20_Text"><text:span text:style-name="T1">i = -3;</text:span></text:span></text:p>
      <text:p text:style-name="P12"><text:span text:style-name="Source_20_Text"><text:span text:style-name="T8">    </text:span></text:span><text:span text:style-name="Source_20_Text"><text:span text:style-name="T4">printf</text:span></text:span><text:span text:style-name="Source_20_Text"><text:span text:style-name="T1">("%d \n", (++i + ++i));</text:span></text:span></text:p>
      <text:p text:style-name="P12"><text:span text:style-name="Source_20_Text"><text:span text:style-name="T1">}</text:span></text:span></text:p>
      <text:p text:style-name="P13"/>
      <text:p text:style-name="P13"><text:span text:style-name="Source_20_Text"><text:span text:style-name="T2">Q3)</text:span></text:span></text:p>
      <text:p text:style-name="P13"/>
      <text:p text:style-name="P21"><text:span text:style-name="Strong_20_Emphasis"><text:span text:style-name="T10">How will you print numbers from 1 to 100 without using loop?</text:span></text:span><text:span text:style-name="T10"><text:line-break/>We can use recursion for this purpose.</text:span></text:p>
      <text:section text:style-name="Sect1" text:name="highlighter_604248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22"><text:span text:style-name="Source_20_Text"><text:span text:style-name="T5">/* Prints numbers from 1 to n */</text:span></text:span></text:p>
              <text:p text:style-name="P22"><text:span text:style-name="Source_20_Text"><text:span text:style-name="T7">void</text:span></text:span><text:span text:style-name="T5"> </text:span><text:span text:style-name="Source_20_Text"><text:span text:style-name="T5">printNos(unsigned </text:span></text:span><text:span text:style-name="Source_20_Text"><text:span text:style-name="T7">int</text:span></text:span><text:span text:style-name="T5"> </text:span><text:span text:style-name="Source_20_Text"><text:span text:style-name="T5">n)</text:span></text:span></text:p>
              <text:p text:style-name="P22"><text:span text:style-name="Source_20_Text"><text:span text:style-name="T5">{</text:span></text:span></text:p>
              <text:p text:style-name="P22"><text:span text:style-name="Source_20_Text"><text:span text:style-name="T8">  </text:span></text:span><text:span text:style-name="Source_20_Text"><text:span text:style-name="T7">if</text:span></text:span><text:span text:style-name="Source_20_Text"><text:span text:style-name="T5">(n &gt; 0)</text:span></text:span></text:p>
              <text:p text:style-name="P22"><text:span text:style-name="Source_20_Text"><text:span text:style-name="T8">  </text:span></text:span><text:span text:style-name="Source_20_Text"><text:span text:style-name="T5">{</text:span></text:span></text:p>
              <text:p text:style-name="P22"><text:span text:style-name="Source_20_Text"><text:span text:style-name="T8">    </text:span></text:span><text:span text:style-name="Source_20_Text"><text:span text:style-name="T5">printNos(n-1);</text:span></text:span></text:p>
              <text:p text:style-name="P22"><text:span text:style-name="Source_20_Text"><text:span text:style-name="T8">    </text:span></text:span><text:span text:style-name="Source_20_Text"><text:span text:style-name="T7">printf</text:span></text:span><text:span text:style-name="Source_20_Text"><text:span text:style-name="T5">("%d ",  n);</text:span></text:span></text:p>
              <text:p text:style-name="P22"><text:span text:style-name="Source_20_Text"><text:span text:style-name="T8">  </text:span></text:span><text:span text:style-name="Source_20_Text"><text:span text:style-name="T5">} </text:span></text:span></text:p>
              <text:p text:style-name="P23"><text:span text:style-name="Source_20_Text"><text:span text:style-name="T5">}</text:span></text:span></text:p>
            </table:table-cell>
          </table:table-row>
        </table:table>
      </text:section>
      <text:p text:style-name="P13"/>
      <text:p text:style-name="P13"><text:span text:style-name="Source_20_Text"><text:span text:style-name="T2">Q4)</text:span></text:span></text:p>
      <text:p text:style-name="P13"/>
      <text:p text:style-name="P13"><text:span text:style-name="Strong_20_Emphasis"><text:span text:style-name="T9">How will you print “Hello World” without semicolon?</text:span></text:span><text:line-break/><text:span text:style-name="Strong_20_Emphasis"><text:span text:style-name="T9">Ans:</text:span></text:span><text:line-break/><text:span text:style-name="T10">int main(void)</text:span><text:line-break/><text:span text:style-name="T10">{</text:span><text:line-break/><text:span text:style-name="T10">if (printf(“Hello World”)) ;</text:span><text:line-break/><text:span text:style-name="T10">}</text:span></text:p>
      <text:p text:style-name="P13"/>
      <text:p text:style-name="P13"><text:span text:style-name="Source_20_Text"><text:span text:style-name="T13">Q5)</text:span></text:span></text:p>
      <text:p text:style-name="P13"><text:soft-page-break/></text:p>
      <text:p text:style-name="P14">How many times </text:p>
      <text:p text:style-name="P13"><text:span text:style-name="Source_20_Text"><text:span text:style-name="T4">int</text:span></text:span><text:span text:style-name="T1"> </text:span><text:span text:style-name="Source_20_Text"><text:span text:style-name="T1">main()</text:span></text:span></text:p>
      <text:p text:style-name="P12"><text:span text:style-name="Source_20_Text"><text:span text:style-name="T1">{</text:span></text:span></text:p>
      <text:p text:style-name="P12"><text:span text:style-name="Source_20_Text"><text:span text:style-name="T8">    </text:span></text:span><text:span text:style-name="Source_20_Text"><text:span text:style-name="T4">for</text:span></text:span><text:span text:style-name="T1"> </text:span><text:span text:style-name="Source_20_Text"><text:span text:style-name="T1">(i=0; i&lt;=2; i++)</text:span></text:span></text:p>
      <text:p text:style-name="P12"><text:span text:style-name="Source_20_Text"><text:span text:style-name="T8">        </text:span></text:span><text:span text:style-name="Source_20_Text"><text:span text:style-name="T4">for</text:span></text:span><text:span text:style-name="T1"> </text:span><text:span text:style-name="Source_20_Text"><text:span text:style-name="T1">(j=0; j&lt;=i; j++)</text:span></text:span></text:p>
      <text:p text:style-name="P12"><text:span text:style-name="Source_20_Text"><text:span text:style-name="T8">            </text:span></text:span><text:span text:style-name="Source_20_Text"><text:span text:style-name="T4">for</text:span></text:span><text:span text:style-name="Source_20_Text"><text:span text:style-name="T1">(k=0; k&lt;=j; k++)</text:span></text:span></text:p>
      <text:p text:style-name="P12"><text:span text:style-name="Source_20_Text"><text:span text:style-name="T8">        </text:span></text:span><text:span text:style-name="Source_20_Text"><text:span text:style-name="T4">printf</text:span></text:span><text:span text:style-name="Source_20_Text"><text:span text:style-name="T1">(""hello world");</text:span></text:span></text:p>
      <text:p text:style-name="P12"><text:span text:style-name="Source_20_Text"><text:span text:style-name="T1">}</text:span></text:span></text:p>
      <text:p text:style-name="P13"><text:span text:style-name="Source_20_Text"><text:span text:style-name="T13"/></text:span></text:p>
      <text:p text:style-name="Standard">**</text:p>
      <text:p text:style-name="P1"><text:a xlink:type="simple" xlink:href="http://www.geeksforgeeks.org/difference-between-p-p-and-p/">http://www.geeksforgeeks.org/difference-between-p-p-and-p/</text:a></text:p>
      <text:p text:style-name="P1">**</text:p>
      <text:p text:style-name="P1"/>
      <text:p text:style-name="P2">Q)</text:p>
      <text:p text:style-name="P2"/>
      <text:p text:style-name="P19">What should be the “condition” so that the following code snippet prints both HelloWorld !</text:p>
      <text:section text:style-name="Sect2" text:name="post-content">
        <text:p text:style-name="P26"><text:bookmark text:name="more-592"/><text:s text:c="6"/><text:span text:style-name="T14">if <text:s/>"condition"</text:span></text:p>
        <text:p text:style-name="P26"><text:s text:c="10"/><text:span text:style-name="T14">printf ("Hello");</text:span></text:p>
        <text:p text:style-name="P26"><text:s text:c="6"/><text:span text:style-name="T14">else</text:span></text:p>
        <text:p text:style-name="P25"><text:s text:c="10"/><text:span text:style-name="T14">printf("World"); </text:span></text:p>
        <text:p text:style-name="P20"><text:span text:style-name="Strong_20_Emphasis"><text:span text:style-name="T11">Solution:</text:span></text:span></text:p>
        <text:section text:style-name="Sect1" text:name="highlighter_268771">
          <table:table table:name="Table2" table:style-name="Table2">
            <table:table-column table:style-name="Table2.A"/>
            <table:table-row>
              <table:table-cell table:style-name="Table2.A1" office:value-type="string">
                <text:p text:style-name="P22"><text:span text:style-name="Source_20_Text"><text:span text:style-name="T5">#include&lt;stdio.h&gt;</text:span></text:span></text:p>
                <text:p text:style-name="P22"><text:span text:style-name="Source_20_Text"><text:span text:style-name="T7">int</text:span></text:span><text:span text:style-name="T5"> </text:span><text:span text:style-name="Source_20_Text"><text:span text:style-name="T5">main()</text:span></text:span></text:p>
                <text:p text:style-name="P22"><text:span text:style-name="Source_20_Text"><text:span text:style-name="T5">{</text:span></text:span></text:p>
                <text:p text:style-name="P22"><text:span text:style-name="Source_20_Text"><text:span text:style-name="T8">    </text:span></text:span><text:span text:style-name="Source_20_Text"><text:span text:style-name="T7">if</text:span></text:span><text:span text:style-name="Source_20_Text"><text:span text:style-name="T5">(!</text:span></text:span><text:span text:style-name="Source_20_Text"><text:span text:style-name="T7">printf</text:span></text:span><text:span text:style-name="Source_20_Text"><text:span text:style-name="T5">("Hello"))</text:span></text:span></text:p>
                <text:p text:style-name="P22"><text:span text:style-name="Source_20_Text"><text:span text:style-name="T8">        </text:span></text:span><text:span text:style-name="Source_20_Text"><text:span text:style-name="T7">printf</text:span></text:span><text:span text:style-name="Source_20_Text"><text:span text:style-name="T5">("Hello");</text:span></text:span></text:p>
                <text:p text:style-name="P22"><text:span text:style-name="Source_20_Text"><text:span text:style-name="T8">    </text:span></text:span><text:span text:style-name="Source_20_Text"><text:span text:style-name="T7">else</text:span></text:span></text:p>
                <text:p text:style-name="P22"><text:span text:style-name="Source_20_Text"><text:span text:style-name="T8">        </text:span></text:span><text:span text:style-name="Source_20_Text"><text:span text:style-name="T7">printf</text:span></text:span><text:span text:style-name="Source_20_Text"><text:span text:style-name="T5">("World");</text:span></text:span></text:p>
                <text:p text:style-name="P22"><text:span text:style-name="Source_20_Text"><text:span text:style-name="T8">    </text:span></text:span><text:span text:style-name="Source_20_Text"><text:span text:style-name="T7">getchar</text:span></text:span><text:span text:style-name="Source_20_Text"><text:span text:style-name="T5">();</text:span></text:span></text:p>
                <text:p text:style-name="P22"><text:span text:style-name="Source_20_Text"><text:span text:style-name="T5">}        </text:span></text:span></text:p>
              </table:table-cell>
            </table:table-row>
          </table:table>
        </text:section>
        <text:p text:style-name="P20"><text:span text:style-name="Strong_20_Emphasis"><text:span text:style-name="T12">Explanation:</text:span></text:span><text:span text:style-name="T12"> Printf returns the number of character it has printed successfully. So, following solutions will also work</text:span></text:p>
        <text:p text:style-name="P18">if (printf(“Hello”) &lt; 0) or<text:line-break/>if (printf(“Hello”) &lt; 1) etc</text:p>
      </text:section>
      <text:p text:style-name="Standard"><draw:frame draw:style-name="fr1" draw:name="Frame1" text:anchor-type="paragraph" svg:width="11.642cm" draw:z-index="0"><draw:text-box fo:min-height="0.041cm"><text:h text:style-name="P24" text:outline-level="2">Condition To Print “HelloWord”</text:h></draw:text-box></draw:frame></text:p>
      <text:p text:style-name="P2"/>
      <text:p text:style-name="P3"/>
      <text:p text:style-name="P5"/>
      <text:p text:style-name="P5">Q)</text:p>
      <text:p text:style-name="P5">What is the full form of HTML?</text:p>
      <text:p text:style-name="P5"/>
      <text:p text:style-name="P5">Q)</text:p>
      <text:p text:style-name="P5">What is the basic difference between HTML and C?</text:p>
      <text:p text:style-name="P5"/>
      <text:p text:style-name="P7">Q) HTML files should be saved by what extension?</text:p>
      <text:p text:style-name="P7"><text:soft-page-break/></text:p>
      <text:p text:style-name="P7">Q) Which two basic computer programs (softwares) are required to run an HTML file?</text:p>
      <text:p text:style-name="P7"/>
      <text:p text:style-name="P7"/>
      <text:p text:style-name="P7">Q)</text:p>
      <text:p text:style-name="P7"/>
      <text:p text:style-name="P4"/>
      <text:p text:style-name="P4"/>
      <text:p text:style-name="P4">Q)</text:p>
      <text:p text:style-name="P8">After repeated mentioning of the importance of using Linux in the previous Cybros classes, you have finally decided to give it a try. <text:s/>You wanted to check whether the basic file operations can be performed using the terminal or not. So, y<text:span text:style-name="T15">ou fire up </text:span>the<text:span text:style-name="T15"> terminal in linux. You will be in your (</text:span>i.e. <text:span text:style-name="T15">current user's) home folder. Write linux commands to do the following:</text:span></text:p>
      <text:p text:style-name="P4"/>
      <text:p text:style-name="P5"><text:span text:style-name="T24">1</text:span>) <text:s/>Know the current working directory <text:tab/><text:tab/>:</text:p>
      <text:p text:style-name="P5"><text:span text:style-name="T24">2</text:span>) <text:s/>Change directory to Desktop<text:tab/><text:tab/><text:tab/>:</text:p>
      <text:p text:style-name="P5"><text:span text:style-name="T24">3</text:span>) <text:s/>Make a new directory named “<text:span text:style-name="T19">y14_rocks</text:span>”<text:tab/>:</text:p>
      <text:p text:style-name="P6"><text:span text:style-name="T24">4</text:span>) <text:s/>Change directory to “<text:span text:style-name="T20">y14_rocks</text:span>”<text:tab/><text:tab/><text:tab/>:</text:p>
      <text:p text:style-name="P5"><text:span text:style-name="T24">5</text:span>) <text:s/>Create a file named “<text:span text:style-name="T20">cybros.txt</text:span>”<text:tab/><text:tab/><text:tab/>:</text:p>
      <text:p text:style-name="P10"><text:span text:style-name="T24">6)</text:span> <text:s/>Enter the calendar of the year 2014 in it<text:tab/><text:tab/>:</text:p>
      <text:p text:style-name="P10"><text:tab/><text:span text:style-name="T22">(HINT: Use redirection operator </text:span><text:span text:style-name="T23">'&gt;'</text:span><text:span text:style-name="T22">)</text:span> </text:p>
      <text:p text:style-name="P8"><text:span text:style-name="T24">7</text:span>) <text:s/><text:span text:style-name="T21">Append</text:span> the text “These cybros guys are awesome !” in it <text:s/>:</text:p>
      <text:p text:style-name="P8"><text:tab/></text:p>
      <text:p text:style-name="P9"><text:span text:style-name="T24">8</text:span>) <text:s/><text:span text:style-name="T21">Count the number of words in the file <text:tab/><text:tab/>:</text:span></text:p>
      <text:p text:style-name="P9"><text:span text:style-name="T24">9) <text:s/>Change to parent directory<text:tab/><text:tab/><text:tab/>:</text:span></text:p>
      <text:p text:style-name="P11">10) Delete the whole directory “y14_rocks” <text:s/><text:tab/>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Bitstream Vera Sans Mono', 'Courier New', Courier, monospace"/>
    <style:font-face style:name="Georgia" svg:font-family="Georgia, 'Times New Roman', Times, Helvetica, Arial, serif"/>
    <style:font-face style:name="Helvetica" svg:font-family="Helvetica, Arial, Verdan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22:41:13.769610339</meta:creation-date>
    <dc:date>2014-10-29T09:50:47.001096341</dc:date>
    <meta:editing-duration>PT25M22S</meta:editing-duration>
    <meta:editing-cycles>1</meta:editing-cycles>
    <meta:document-statistic meta:table-count="2" meta:image-count="0" meta:object-count="0" meta:page-count="3" meta:paragraph-count="88" meta:word-count="386" meta:character-count="2341" meta:non-whitespace-character-count="1837"/>
    <meta:generator>LibreOffice/4.2.6.3$Linux_X86_64 LibreOffice_project/420m0$Build-3</meta:generator>
  </office:meta>
</office:document-meta>
</file>